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3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ck Therapy</text:p>
      <text:p text:style-name="P1">Johnny Burnette</text:p>
      <text:p text:style-name="P3"/>
      <text:p text:style-name="P3">Well I don't need a doctor, I don't need a pill</text:p>
      <text:p text:style-name="P3">Any other treatment babe, will only make me ill</text:p>
      <text:p text:style-name="P3">I need rock therapy, I need rock therapy, I need rock therapy</text:p>
      <text:p text:style-name="P3">Oh give it to me, oh give it to me, oh give it to me</text:p>
      <text:p text:style-name="P3"/>
      <text:p text:style-name="P3">[Solo Guitarra]</text:p>
      <text:p text:style-name="P3"></text:p>
      <text:p text:style-name="P3">I don't need a doctor, I don't need a nurse</text:p>
      <text:p text:style-name="P3">Anything you give me babe, will only make me worse</text:p>
      <text:p text:style-name="P3">I need rock therapy, I need rock therapy, I need rock therapy</text:p>
      <text:p text:style-name="P3">Oh give it to me, oh give it to me, oh give it to me</text:p>
      <text:p text:style-name="P3"/>
      <text:p text:style-name="P3">[Solo Piano]</text:p>
      <text:p text:style-name="P3"></text:p>
      <text:p text:style-name="P3">Well I don't need vitamins, they don't stand a chance</text:p>
      <text:p text:style-name="P3">Swingin' with my baby doin' a rock 'n' roll dance</text:p>
      <text:p text:style-name="P3">I need rock therapy, I need rock therapy, I need rock therapy</text:p>
      <text:p text:style-name="P3">Oh give it to me, oh give it to me, oh give it to me</text:p>
      <text:p text:style-name="P3"/>
      <text:p text:style-name="P3">[Solo Duo]</text:p>
      <text:p text:style-name="P3"/>
      <text:p text:style-name="P3">(Vamp)</text:p>
      <text:p text:style-name="P3">[[: I needa rock-rock, rock therapy <text:s/>: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8T17:29:03</dc:date>
    <dc:creator>rodolfoap</dc:creator>
    <meta:generator>OpenOffice.org/3.0$Unix OpenOffice.org_project/300m15$Build-9379</meta:generator>
    <meta:editing-duration>PT00H32M24S</meta:editing-duration>
    <meta:editing-cycles>8</meta:editing-cycles>
    <meta:document-statistic meta:table-count="0" meta:image-count="0" meta:object-count="0" meta:page-count="1" meta:paragraph-count="21" meta:word-count="159" meta:character-count="752"/>
  </office:meta>
</office:document-meta>
</file>